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971cm"/>
    </style:style>
    <style:style style:name="gr2" style:family="graphic" style:parent-style-name="standard">
      <style:graphic-properties draw:textarea-horizontal-align="justify" draw:textarea-vertical-align="middle" draw:auto-grow-height="false" fo:min-height="1.64cm" fo:min-width="4.726cm"/>
    </style:style>
    <style:style style:name="gr3" style:family="graphic" style:parent-style-name="standard">
      <style:graphic-properties draw:textarea-horizontal-align="justify" draw:textarea-vertical-align="middle" draw:auto-grow-height="false" fo:min-height="0.326cm" fo:min-width="0.165cm"/>
    </style:style>
    <style:style style:name="gr4" style:family="graphic" style:parent-style-name="standard">
      <style:graphic-properties draw:textarea-horizontal-align="justify" draw:textarea-vertical-align="middle" draw:auto-grow-height="false" fo:min-height="0.624cm" fo:min-width="0.667cm"/>
    </style:style>
    <style:style style:name="gr5" style:family="graphic" style:parent-style-name="standard">
      <style:graphic-properties draw:textarea-horizontal-align="justify" draw:textarea-vertical-align="middle" draw:auto-grow-height="false" fo:min-height="0.324cm" fo:min-width="0.166cm"/>
    </style:style>
    <style:style style:name="gr6" style:family="graphic" style:parent-style-name="standard">
      <style:graphic-properties draw:textarea-horizontal-align="justify" draw:textarea-vertical-align="middle" draw:auto-grow-height="false" fo:min-height="0.325cm" fo:min-width="0.167cm"/>
    </style:style>
    <style:style style:name="gr7" style:family="graphic" style:parent-style-name="standard">
      <style:graphic-properties draw:fill-color="#72bf44" draw:textarea-horizontal-align="justify" draw:textarea-vertical-align="middle" draw:auto-grow-height="false" fo:min-height="0.832cm" fo:min-width="2.335cm"/>
    </style:style>
    <style:style style:name="gr8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981cm" fo:min-width="3.854cm"/>
    </style:style>
    <style:style style:name="gr10" style:family="graphic" style:parent-style-name="standard">
      <style:graphic-properties draw:textarea-horizontal-align="justify" draw:textarea-vertical-align="middle" draw:auto-grow-height="false" fo:min-height="0.325cm" fo:min-width="0.165cm"/>
    </style:style>
    <style:style style:name="gr11" style:family="graphic" style:parent-style-name="standard">
      <style:graphic-properties draw:textarea-horizontal-align="justify" draw:textarea-vertical-align="middle" draw:auto-grow-height="false" fo:min-height="1.125cm" fo:min-width="4.373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-color="#72bf44" draw:textarea-horizontal-align="justify" draw:textarea-vertical-align="middle" draw:auto-grow-height="false" fo:min-height="0.833cm" fo:min-width="2.335cm"/>
    </style:style>
    <style:style style:name="gr1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5" style:family="graphic" style:parent-style-name="standard">
      <style:graphic-properties draw:fill-color="#fff685" draw:textarea-horizontal-align="justify" draw:textarea-vertical-align="middle" draw:auto-grow-height="false" fo:min-height="10.838cm" fo:min-width="10.541cm"/>
    </style:style>
    <style:style style:name="gr16" style:family="graphic" style:parent-style-name="standard">
      <style:graphic-properties draw:textarea-horizontal-align="justify" draw:textarea-vertical-align="middle" draw:auto-grow-height="false" fo:min-height="1.718cm" fo:min-width="4.402cm"/>
    </style:style>
    <style:style style:name="gr17" style:family="graphic" style:parent-style-name="standard">
      <style:graphic-properties draw:textarea-horizontal-align="justify" draw:textarea-vertical-align="middle" draw:auto-grow-height="false" fo:min-height="1.05cm" fo:min-width="0.2cm"/>
    </style:style>
    <style:style style:name="gr18" style:family="graphic" style:parent-style-name="standard">
      <style:graphic-properties draw:textarea-horizontal-align="justify" draw:textarea-vertical-align="middle" draw:auto-grow-height="false" fo:min-height="0.641cm" fo:min-width="0.722cm"/>
    </style:style>
    <style:style style:name="gr19" style:family="graphic" style:parent-style-name="standard">
      <style:graphic-properties draw:fill-color="#e0efd4" draw:textarea-horizontal-align="justify" draw:textarea-vertical-align="middle" draw:auto-grow-height="false" fo:min-height="1.572cm" fo:min-width="7.7cm"/>
    </style:style>
    <style:style style:name="gr20" style:family="graphic" style:parent-style-name="standard">
      <style:graphic-properties draw:textarea-horizontal-align="justify" draw:textarea-vertical-align="middle" draw:auto-grow-height="false" fo:min-height="0.928cm" fo:min-width="1.948cm"/>
    </style:style>
    <style:style style:name="gr21" style:family="graphic" style:parent-style-name="standard">
      <style:graphic-properties draw:textarea-horizontal-align="justify" draw:textarea-vertical-align="middle" draw:auto-grow-height="false" fo:min-height="0.373cm" fo:min-width="0.165cm"/>
    </style:style>
    <style:style style:name="gr22" style:family="graphic" style:parent-style-name="standard">
      <style:graphic-properties draw:fill-color="#87d1d1" draw:textarea-horizontal-align="justify" draw:textarea-vertical-align="middle" draw:auto-grow-height="false" fo:min-height="2.711cm" fo:min-width="2.517cm"/>
    </style:style>
    <style:style style:name="gr23" style:family="graphic" style:parent-style-name="standard">
      <style:graphic-properties draw:textarea-horizontal-align="justify" draw:textarea-vertical-align="middle" draw:auto-grow-height="false" fo:min-height="1.349cm" fo:min-width="9.7cm"/>
    </style:style>
    <style:style style:name="gr24" style:family="graphic" style:parent-style-name="standard">
      <style:graphic-properties draw:textarea-horizontal-align="justify" draw:textarea-vertical-align="middle" draw:auto-grow-height="false" fo:min-height="1.272cm" fo:min-width="3.55cm"/>
    </style:style>
    <style:style style:name="gr25" style:family="graphic" style:parent-style-name="standard">
      <style:graphic-properties draw:textarea-horizontal-align="justify" draw:textarea-vertical-align="middle" draw:auto-grow-height="false" fo:min-height="0.373cm" fo:min-width="0.167cm"/>
    </style:style>
    <style:style style:name="gr26" style:family="graphic" style:parent-style-name="standard">
      <style:graphic-properties draw:textarea-horizontal-align="justify" draw:textarea-vertical-align="middle" draw:auto-grow-height="false" fo:min-height="1.685cm" fo:min-width="7.9cm"/>
    </style:style>
    <style:style style:name="gr27" style:family="graphic" style:parent-style-name="standard">
      <style:graphic-properties draw:textarea-horizontal-align="justify" draw:textarea-vertical-align="middle" draw:auto-grow-height="false" fo:min-height="0.625cm" fo:min-width="0.667cm"/>
    </style:style>
    <style:style style:name="gr2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1.217cm" fo:min-width="7.81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layer="layout" svg:width="19cm" svg:height="7.361cm" svg:x="1cm" svg:y="1cm">
          <draw:text-box>
            <text:p>1,- Chequear si en alguna hora hay un solo usuario.</text:p>
            <text:p><text:tab/>-Si un usuario va solo ==&gt; Conduce</text:p>
            <text:p><text:tab/>-Si un usuario conduce a la ida, conduce a la salida</text:p>
            <text:p/>
            <text:p>Una vez chequeada la semana y no hay o no quedan usuarios solos en una hora. Se comienza en orden día y hora a chequear las horas en las que hubiera mas de un usuario.</text:p>
            <text:p/>
            <text:p>El algoritmo podría ser el siguiente:</text:p>
            <text:p/>
          </draw:text-box>
        </draw:frame>
      </draw:page>
      <draw:page draw:name="page2" draw:style-name="dp1" draw:master-page-name="Predeterminado">
        <draw:custom-shape draw:style-name="gr2" draw:text-style-name="P1" xml:id="id1" draw:id="id1" draw:layer="layout" svg:width="10.451cm" svg:height="3.78cm" svg:x="21.7cm" svg:y="7.32cm">
          <text:p text:style-name="P1">¿Todos los </text:p>
          <text:p text:style-name="P1">usuarios de la hora han conducido </text:p>
          <text:p text:style-name="P1">el mismo n.º de veces?</text:p>
          <text:p text:style-name="P1">Boolean nViajesUsuarios()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" draw:id="id3" draw:layer="layout" svg:width="1.198cm" svg:height="0.995cm" svg:x="26.353cm" svg:y="12.3cm">
          <text:p text:style-name="P1">S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2" draw:id="id2" draw:layer="layout" svg:width="1.167cm" svg:height="0.874cm" svg:x="33.451cm" svg:y="8.7cm">
          <text:p text:style-name="P1">N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5" draw:id="id5" draw:layer="layout" svg:width="1.019cm" svg:height="0.873cm" svg:x="29.681cm" svg:y="17.127cm">
          <text:p text:style-name="P1">N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7" draw:id="id7" draw:layer="layout" svg:width="1.076cm" svg:height="0.797cm" svg:x="29.624cm" svg:y="24.1cm">
          <text:p text:style-name="P1">==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8" draw:id="id8" draw:layer="layout" svg:width="2.951cm" svg:height="1.15cm" svg:x="37.349cm" svg:y="24.75cm">
          <text:p text:style-name="P1">Conduc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32.151cm" svg:y1="9.21cm" svg:x2="33.451cm" svg:y2="9.137cm" draw:start-shape="id1" draw:start-glue-point="7" draw:end-shape="id2" draw:end-glue-point="3" svg:d="M32151 9210l1300-73" svg:viewBox="0 0 1301 74">
          <text:p/>
        </draw:connector>
        <draw:connector draw:style-name="gr8" draw:text-style-name="P1" draw:layer="layout" draw:type="line" svg:x1="26.925cm" svg:y1="11.1cm" svg:x2="26.952cm" svg:y2="12.3cm" draw:start-shape="id1" draw:start-glue-point="6" draw:end-shape="id3" draw:end-glue-point="0" svg:d="M26925 11100l27 1200" svg:viewBox="0 0 28 1201">
          <text:p/>
        </draw:connector>
        <draw:custom-shape draw:style-name="gr9" draw:text-style-name="P1" xml:id="id4" draw:id="id4" draw:layer="layout" svg:width="8.707cm" svg:height="2.461cm" svg:x="25.72cm" svg:y="14cm">
          <text:p text:style-name="P1">¿Hay un único</text:p>
          <text:p text:style-name="P1"><text:s/>usuario que ha conducido un </text:p>
          <text:p text:style-name="P1">menor n.º de veces?</text:p>
          <text:p text:style-name="P1">[Boolean, [ ]id] esUnicoMenorUsuarios()</text:p>
          <text:p text:style-name="P1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15" draw:id="id15" draw:layer="layout" svg:width="1.064cm" svg:height="0.799cm" svg:x="35.5cm" svg:y="14.101cm">
          <text:p text:style-name="P1">S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line" svg:x1="30.073cm" svg:y1="16.461cm" svg:x2="30.19cm" svg:y2="17.127cm" draw:start-shape="id4" draw:start-glue-point="6" draw:end-shape="id5" draw:end-glue-point="0" svg:d="M30073 16461l117 666" svg:viewBox="0 0 118 667">
          <text:p/>
        </draw:connector>
        <draw:connector draw:style-name="gr8" draw:text-style-name="P1" draw:layer="layout" draw:type="line" svg:x1="30.028cm" svg:y1="21.647cm" svg:x2="30.162cm" svg:y2="24.1cm" draw:start-shape="id6" draw:start-glue-point="6" draw:end-shape="id7" draw:end-glue-point="0" svg:d="M30028 21647l134 2453" svg:viewBox="0 0 135 2454">
          <text:p/>
        </draw:connector>
        <draw:custom-shape draw:style-name="gr11" draw:text-style-name="P1" xml:id="id6" draw:id="id6" draw:layer="layout" svg:width="9.745cm" svg:height="2.747cm" svg:x="25.155cm" svg:y="18.9cm">
          <text:p text:style-name="P1">¿Cuántos de los</text:p>
          <text:p text:style-name="P1"><text:s/>usuarios que han conducido menos </text:p>
          <text:p text:style-name="P1">veces, no tienen coche asignado a la </text:p>
          <text:p text:style-name="P1">hora de entrada ni </text:p>
          <text:p text:style-name="P1">a la salida?</text:p>
          <text:p text:style-name="P1">[int,[ ]id] NecesitamosCocheEnTuSalida([ ]id)</text:p>
          <text:p text:style-name="P1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draw:type="line" svg:x1="30.162cm" svg:y1="24.897cm" svg:x2="37.349cm" svg:y2="25.325cm" draw:start-shape="id7" draw:start-glue-point="2" draw:end-shape="id8" draw:end-glue-point="3" svg:d="M30162 24897l7187 428" svg:viewBox="0 0 7188 429">
          <text:p/>
        </draw:connector>
        <draw:custom-shape draw:style-name="gr5" draw:text-style-name="P1" xml:id="id9" draw:id="id9" draw:layer="layout" svg:width="1.312cm" svg:height="0.769cm" svg:x="21.988cm" svg:y="19.9cm">
          <text:p text:style-name="P1">&gt;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draw:type="line" svg:x1="30.19cm" svg:y1="18cm" svg:x2="30.028cm" svg:y2="18.9cm" draw:start-shape="id5" draw:start-glue-point="2" draw:end-shape="id6" draw:end-glue-point="4" svg:d="M30190 18000l-162 900" svg:viewBox="0 0 163 901">
          <text:p/>
        </draw:connector>
        <draw:custom-shape draw:style-name="gr13" draw:text-style-name="P1" xml:id="id16" draw:id="id16" draw:layer="layout" svg:width="2.951cm" svg:height="1.199cm" svg:x="37.6cm" svg:y="14.812cm">
          <text:p text:style-name="P1">Conduc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svg:x1="34.618cm" svg:y1="9.137cm" svg:x2="30.073cm" svg:y2="14cm" draw:start-shape="id2" draw:start-glue-point="1" draw:end-shape="id4" draw:end-glue-point="4" svg:d="M34618 9137h500v2431h-5045v2432" svg:viewBox="0 0 5046 4864">
          <text:p/>
        </draw:connector>
        <draw:custom-shape draw:style-name="gr15" draw:text-style-name="P1" draw:layer="layout" svg:width="12.235cm" svg:height="12.282cm" svg:x="4.3cm" svg:y="7.38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ﾺ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line-skew="2.238cm -0.582cm" svg:x1="21.988cm" svg:y1="20.284cm" svg:x2="10.035cm" svg:y2="9.084cm" draw:start-shape="id9" draw:start-glue-point="3" draw:end-shape="id10" draw:end-glue-point="0" svg:d="M21988 20284h-1188v-12434h-10765v1234" svg:viewBox="0 0 11954 12435">
          <text:p/>
        </draw:connector>
        <draw:custom-shape draw:style-name="gr16" draw:text-style-name="P1" xml:id="id11" draw:id="id11" draw:layer="layout" svg:width="9.802cm" svg:height="3.936cm" svg:x="5.398cm" svg:y="20.1cm">
          <text:p text:style-name="P1">¿En la ultima </text:p>
          <text:p text:style-name="P1">pasada, ha disminuido </text:p>
          <text:p text:style-name="P1">el n.º de horas por </text:p>
          <text:p text:style-name="P1">Asignar ?</text:p>
          <text:p text:style-name="P1">horasAsignadasVuelta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" xml:id="id12" draw:id="id12" draw:layer="layout" svg:width="1.5cm" svg:height="1.4cm" svg:x="9.6cm" svg:y="25cm">
          <text:p text:style-name="P1">&gt;0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10.299cm" svg:y1="24.036cm" svg:x2="10.35cm" svg:y2="25cm" draw:start-shape="id11" draw:start-glue-point="6" draw:end-shape="id12" draw:end-glue-point="0" svg:d="M10299 24036v483h51v481" svg:viewBox="0 0 52 965">
          <text:p/>
        </draw:connector>
        <draw:custom-shape draw:style-name="gr18" draw:text-style-name="P1" xml:id="id13" draw:id="id13" draw:layer="layout" svg:width="1.222cm" svg:height="0.891cm" svg:x="16.678cm" svg:y="23.72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xml:id="id14" draw:id="id14" draw:layer="layout" svg:width="8.2cm" svg:height="1.822cm" svg:x="19.3cm" svg:y="26.8cm">
          <text:p text:style-name="P1">Se elige un conductor al aza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svg:x1="17.9cm" svg:y1="24.169cm" svg:x2="19.3cm" svg:y2="27.711cm" draw:start-shape="id13" draw:start-glue-point="1" draw:end-shape="id14" draw:end-glue-point="3" svg:d="M17900 24169h700v3542h700" svg:viewBox="0 0 1401 3543">
          <text:p/>
        </draw:connector>
        <draw:connector draw:style-name="gr12" draw:text-style-name="P1" draw:layer="layout" svg:x1="36.564cm" svg:y1="14.5cm" svg:x2="37.6cm" svg:y2="15.411cm" draw:start-shape="id15" draw:start-glue-point="1" draw:end-shape="id16" svg:d="M36564 14500h518v911h518" svg:viewBox="0 0 1037 912">
          <text:p/>
        </draw:connector>
        <draw:custom-shape draw:style-name="gr20" draw:text-style-name="P1" xml:id="id17" draw:id="id17" draw:layer="layout" svg:width="4.894cm" svg:height="2.356cm" svg:x="1.906cm" svg:y="25.8cm">
          <text:p text:style-name="P1">¿El n.º de horas por </text:p>
          <text:p text:style-name="P1">Asignar = 0 ?</text:p>
          <text:p text:style-name="P1">horasSinAsignar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" draw:layer="layout" draw:line-skew="-2.165cm 1.14cm" svg:x1="34.427cm" svg:y1="15.23cm" svg:x2="35.5cm" svg:y2="14.5cm" draw:start-shape="id4" draw:start-glue-point="7" draw:end-shape="id15" draw:end-glue-point="3" svg:d="M34427 15230h473v-1030h99v300h501" svg:viewBox="0 0 1074 1031">
          <text:p/>
        </draw:connector>
        <draw:connector draw:style-name="gr8" draw:text-style-name="P1" draw:layer="layout" svg:x1="15.2cm" svg:y1="22.068cm" svg:x2="16.678cm" svg:y2="24.169cm" draw:start-shape="id11" draw:start-glue-point="7" draw:end-shape="id13" draw:end-glue-point="3" svg:d="M15200 22068h740v2101h738" svg:viewBox="0 0 1479 2102">
          <text:p/>
        </draw:connector>
        <draw:custom-shape draw:style-name="gr21" draw:text-style-name="P1" xml:id="id20" draw:id="id20" draw:layer="layout" svg:width="1.343cm" svg:height="1.008cm" svg:x="9.7cm" svg:y="27.192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18" draw:id="id18" draw:layer="layout" svg:width="1.6cm" svg:height="1.2cm" svg:x="0.8cm" svg:y="20.5cm">
          <text:p text:style-name="P1">&gt;0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svg:x1="9.6cm" svg:y1="25.7cm" svg:x2="4.353cm" svg:y2="25.8cm" draw:start-shape="id12" draw:start-glue-point="3" draw:end-shape="id17" draw:end-glue-point="4" svg:d="M9600 25700h-1265v-401h-3982v501" svg:viewBox="0 0 5248 502">
          <text:p/>
        </draw:connector>
        <draw:connector draw:style-name="gr8" draw:text-style-name="P1" draw:layer="layout" svg:x1="1.906cm" svg:y1="26.978cm" svg:x2="1.6cm" svg:y2="21.7cm" draw:start-shape="id17" draw:start-glue-point="5" draw:end-shape="id18" draw:end-glue-point="2" svg:d="M1906 26978h-916v-3228h610v-2050" svg:viewBox="0 0 917 5279">
          <text:p/>
        </draw:connector>
        <draw:connector draw:style-name="gr12" draw:text-style-name="P1" draw:layer="layout" svg:x1="1.6cm" svg:y1="20.5cm" svg:x2="1.9cm" svg:y2="11.8cm" draw:start-shape="id18" draw:start-glue-point="0" draw:end-shape="id19" draw:end-glue-point="2" svg:d="M1600 20500v-4350h300v-4350" svg:viewBox="0 0 301 8701">
          <text:p/>
        </draw:connector>
        <draw:custom-shape draw:style-name="gr22" draw:text-style-name="P1" xml:id="id21" draw:id="id21" draw:layer="layout" svg:width="3.337cm" svg:height="3.281cm" svg:x="13.1cm" svg:y="26.019cm">
          <text:p text:style-name="P1">Finaliza el </text:p>
          <text:p text:style-name="P1">programa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6.8cm" svg:y1="26.978cm" svg:x2="9.7cm" svg:y2="27.696cm" draw:start-shape="id17" draw:start-glue-point="7" draw:end-shape="id20" draw:end-glue-point="3" svg:d="M6800 26978h1584v718h1316" svg:viewBox="0 0 2901 719">
          <text:p/>
        </draw:connector>
        <draw:connector draw:style-name="gr12" draw:text-style-name="P1" draw:layer="layout" svg:x1="11.043cm" svg:y1="27.696cm" svg:x2="13.1cm" svg:y2="27.659cm" draw:start-shape="id20" draw:start-glue-point="1" draw:end-shape="id21" svg:d="M11043 27696h1028v-37h1029" svg:viewBox="0 0 2058 38">
          <text:p/>
        </draw:connector>
        <draw:connector draw:style-name="gr8" draw:text-style-name="P1" draw:layer="layout" draw:type="line" svg:x1="25.155cm" svg:y1="20.273cm" svg:x2="23.3cm" svg:y2="20.284cm" draw:start-shape="id6" draw:start-glue-point="5" draw:end-shape="id9" draw:end-glue-point="1" svg:d="M25155 20273l-1855 11" svg:viewBox="0 0 1856 12">
          <text:p/>
        </draw:connector>
        <draw:custom-shape draw:style-name="gr23" draw:text-style-name="P1" xml:id="id10" draw:id="id10" draw:layer="layout" svg:width="10.2cm" svg:height="1.599cm" svg:x="4.935cm" svg:y="9.084cm">
          <text:p text:style-name="P1">Se pasa a evaluar la siguiente hora</text:p>
          <text:p text:style-name="P1"><text:s/>PosE[Dia++][Hora]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xml:id="id22" draw:id="id22" draw:layer="layout" svg:width="8.1cm" svg:height="3.042cm" svg:x="7.3cm" svg:y="11.558cm">
          <text:p text:style-name="P1">¿La hora</text:p>
          <text:p text:style-name="P1"><text:s/>evaluada es la ultima </text:p>
          <text:p text:style-name="P1">por evaluar?</text:p>
          <text:p text:style-name="P1"><text:s/>PosE[Dia==5][Hora==7]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" xml:id="id26" draw:id="id26" draw:layer="layout" svg:width="0.667cm" svg:height="0.623cm" svg:x="9.868cm" svg:y="15.461cm">
          <text:p text:style-name="P1">S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xml:id="id27" draw:id="id27" draw:layer="layout" svg:width="8.4cm" svg:height="1.935cm" svg:x="6.1cm" svg:y="16.765cm">
          <text:p text:style-name="P1">Cuento el n.º de horas </text:p>
          <text:p text:style-name="P1">que quedan por asignar</text:p>
          <text:p text:style-name="P1">Int horasSinAsign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xml:id="id23" draw:id="id23" draw:layer="layout" svg:width="1.167cm" svg:height="0.875cm" svg:x="4.635cm" svg:y="12.809cm">
          <text:p text:style-name="P1">N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7.3cm" svg:y1="13.079cm" svg:x2="5.802cm" svg:y2="13.246cm" draw:start-shape="id22" draw:start-glue-point="5" draw:end-shape="id23" draw:end-glue-point="1" svg:d="M7300 13079h-749v167h-749" svg:viewBox="0 0 1499 168">
          <text:p/>
        </draw:connector>
        <draw:connector draw:style-name="gr28" draw:text-style-name="P1" draw:layer="layout" svg:x1="10.05cm" svg:y1="5.3cm" svg:x2="8.283cm" svg:y2="6.2cm" draw:start-shape="id24" draw:start-glue-point="6" draw:end-shape="id25" draw:end-glue-point="0" svg:d="M10050 5300v451h-1767v449" svg:viewBox="0 0 1768 901">
          <text:p/>
        </draw:connector>
        <draw:connector draw:style-name="gr8" draw:text-style-name="P1" draw:layer="layout" svg:x1="11.35cm" svg:y1="14.6cm" svg:x2="10.201cm" svg:y2="15.461cm" draw:start-shape="id22" draw:start-glue-point="6" draw:end-shape="id26" draw:end-glue-point="0" svg:d="M11350 14600v431h-1149v430" svg:viewBox="0 0 1150 862">
          <text:p/>
        </draw:connector>
        <draw:connector draw:style-name="gr12" draw:text-style-name="P1" draw:layer="layout" svg:x1="10.201cm" svg:y1="16.084cm" svg:x2="10.3cm" svg:y2="16.765cm" draw:start-shape="id26" draw:start-glue-point="2" draw:end-shape="id27" draw:end-glue-point="0" svg:d="M10201 16084v340h99v341" svg:viewBox="0 0 100 682">
          <text:p/>
        </draw:connector>
        <draw:connector draw:style-name="gr12" draw:text-style-name="P1" draw:layer="layout" svg:x1="10.3cm" svg:y1="18.7cm" svg:x2="10.299cm" svg:y2="20.1cm" draw:start-shape="id27" draw:start-glue-point="2" draw:end-shape="id11" draw:end-glue-point="4" svg:d="M10300 18700v747h-1v653" svg:viewBox="0 0 2 1401">
          <text:p/>
        </draw:connector>
        <draw:connector draw:style-name="gr12" draw:text-style-name="P1" draw:layer="layout" draw:line-skew="0cm 0cm -0.682cm" svg:x1="26.952cm" svg:y1="13.295cm" svg:x2="10.035cm" svg:y2="9.084cm" draw:start-shape="id3" draw:start-glue-point="2" draw:end-shape="id10" draw:end-glue-point="0" svg:d="M26952 13295v500h-6208v-6045h-10709v1334" svg:viewBox="0 0 16918 6046">
          <text:p/>
        </draw:connector>
        <draw:connector draw:style-name="gr12" draw:text-style-name="P1" draw:layer="layout" svg:x1="10.035cm" svg:y1="10.683cm" svg:x2="11.35cm" svg:y2="11.558cm" draw:start-shape="id10" draw:start-glue-point="2" draw:end-shape="id22" draw:end-glue-point="4" svg:d="M10035 10683v437h1315v438" svg:viewBox="0 0 1316 876">
          <text:p/>
        </draw:connector>
        <draw:custom-shape draw:style-name="gr29" draw:text-style-name="P1" xml:id="id31" draw:id="id31" draw:layer="layout" svg:width="8.318cm" svg:height="1.467cm" svg:x="2.3cm" svg:y="1.233cm">
          <text:p text:style-name="P1">Comienza contador en la 1ª hora </text:p>
          <text:p text:style-name="P1"><text:s/>PosE[Dia][Hora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4" draw:id="id24" draw:layer="layout" svg:width="7.5cm" svg:height="1.7cm" svg:x="6.3cm" svg:y="3.6cm">
          <text:p text:style-name="P1">¿Chequeado?</text:p>
          <text:p text:style-name="P1"><text:s/>float factor(Dia,Hora)&gt;=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5" draw:id="id25" draw:layer="layout" svg:width="1.167cm" svg:height="0.874cm" svg:x="7.7cm" svg:y="6.2cm">
          <text:p text:style-name="P1">&gt;=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9" draw:id="id29" draw:layer="layout" svg:width="10.2cm" svg:height="1.8cm" svg:x="20.5cm" svg:y="1.9cm">
          <text:p text:style-name="P1">¿Hay mas de un usuario?</text:p>
          <text:p text:style-name="P1">Int <text:s/>nUsariosDiaHora()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8" draw:id="id28" draw:layer="layout" svg:width="1.167cm" svg:height="0.874cm" svg:x="15.533cm" svg:y="4.1cm">
          <text:p text:style-name="P1">&lt;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3" draw:id="id33" draw:layer="layout" svg:width="1.167cm" svg:height="0.874cm" svg:x="33.751cm" svg:y="2.326cm">
          <text:p text:style-name="P1">==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34" draw:id="id34" draw:layer="layout" svg:width="2.951cm" svg:height="1.199cm" svg:x="36.8cm" svg:y="2.101cm">
          <text:p text:style-name="P1">Conduc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controls" svg:x1="16.7cm" svg:y1="4.537cm" svg:x2="25.6cm" svg:y2="1.9cm" draw:start-shape="id28" draw:start-glue-point="1" draw:end-shape="id29" draw:end-glue-point="4" svg:d="M16700 4537h1900v-3138h7000v501" svg:viewBox="0 0 8901 3139">
          <text:p/>
        </draw:connector>
        <draw:connector draw:style-name="gr28" draw:text-style-name="P1" draw:layer="controls" svg:x1="13.8cm" svg:y1="4.45cm" svg:x2="15.533cm" svg:y2="4.537cm" draw:start-shape="id24" draw:start-glue-point="7" draw:end-shape="id28" draw:end-glue-point="3" svg:d="M13800 4450h867v87h866" svg:viewBox="0 0 1734 88">
          <text:p/>
        </draw:connector>
        <draw:connector draw:style-name="gr28" draw:text-style-name="P1" draw:layer="controls" svg:x1="30.8cm" svg:y1="2.9cm" svg:x2="33.633cm" svg:y2="5.067cm" draw:end-shape="id30" draw:end-glue-point="3" svg:d="M30800 2900h1166v2167h1667" svg:viewBox="0 0 2834 2168">
          <text:p/>
        </draw:connector>
        <draw:connector draw:style-name="gr12" draw:text-style-name="P1" draw:layer="controls" svg:x1="6.459cm" svg:y1="2.7cm" svg:x2="10.05cm" svg:y2="3.6cm" draw:start-shape="id31" draw:start-glue-point="2" draw:end-shape="id24" draw:end-glue-point="4" svg:d="M6459 2700v450h3591v450" svg:viewBox="0 0 3592 901">
          <text:p/>
        </draw:connector>
        <draw:custom-shape draw:style-name="gr4" draw:text-style-name="P1" xml:id="id32" draw:id="id32" draw:layer="controls" svg:width="1.167cm" svg:height="0.874cm" svg:x="26.251cm" svg:y="4.9cm">
          <text:p text:style-name="P1">&gt;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1" draw:layer="controls" svg:x1="25.6cm" svg:y1="3.7cm" svg:x2="26.834cm" svg:y2="4.9cm" draw:start-shape="id29" draw:start-glue-point="6" draw:end-shape="id32" draw:end-glue-point="0" svg:d="M25600 3700v601h1234v599" svg:viewBox="0 0 1235 1201">
          <text:p/>
        </draw:connector>
        <draw:connector draw:style-name="gr12" draw:text-style-name="P1" draw:layer="controls" svg:x1="34.918cm" svg:y1="2.763cm" svg:x2="36.8cm" svg:y2="2.7cm" draw:start-shape="id33" draw:start-glue-point="1" draw:end-shape="id34" draw:end-glue-point="3" svg:d="M34918 2763h940v-63h942" svg:viewBox="0 0 1883 64">
          <text:p/>
        </draw:connector>
        <draw:connector draw:style-name="gr12" draw:text-style-name="P1" draw:layer="layout" svg:x1="8.283cm" svg:y1="7.074cm" svg:x2="10.035cm" svg:y2="9.084cm" draw:start-shape="id25" draw:start-glue-point="2" draw:end-shape="id10" draw:end-glue-point="0" svg:d="M8283 7074v930h1752v1080" svg:viewBox="0 0 1753 2011">
          <text:p/>
        </draw:connector>
        <draw:connector draw:style-name="gr12" draw:text-style-name="P1" draw:layer="controls" svg:x1="26.834cm" svg:y1="5.774cm" svg:x2="26.925cm" svg:y2="7.32cm" draw:start-shape="id32" draw:start-glue-point="2" draw:end-shape="id1" svg:d="M26834 5774v773h91v773" svg:viewBox="0 0 92 1547">
          <text:p/>
        </draw:connector>
        <draw:connector draw:style-name="gr12" draw:text-style-name="P1" draw:layer="layout" draw:line-skew="-0.533cm" svg:x1="4.635cm" svg:y1="13.246cm" svg:x2="6.3cm" svg:y2="4.45cm" draw:start-shape="id23" draw:start-glue-point="3" draw:end-shape="id24" draw:end-glue-point="5" svg:d="M4635 13246h-1035v-8796h2700" svg:viewBox="0 0 2701 8797">
          <text:p/>
        </draw:connector>
        <draw:connector draw:style-name="gr28" draw:text-style-name="P1" draw:layer="controls" svg:x1="30.7cm" svg:y1="2.8cm" svg:x2="33.751cm" svg:y2="2.763cm" draw:start-shape="id29" draw:start-glue-point="7" draw:end-shape="id33" draw:end-glue-point="3" svg:d="M30700 2800h1526v-37h1525" svg:viewBox="0 0 3052 38">
          <text:p/>
        </draw:connector>
        <draw:custom-shape draw:style-name="gr4" draw:text-style-name="P1" xml:id="id30" draw:id="id30" draw:layer="layout" svg:width="1.167cm" svg:height="0.934cm" svg:x="33.633cm" svg:y="4.6cm">
          <text:p text:style-name="P1">==0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controls" draw:line-skew="0cm -1.109cm" svg:x1="34.8cm" svg:y1="5.067cm" svg:x2="10.035cm" svg:y2="9.084cm" draw:start-shape="id30" draw:start-glue-point="1" draw:end-shape="id10" draw:end-glue-point="0" svg:d="M34800 5067h500v1058h-25265v2959" svg:viewBox="0 0 25266 4018">
          <text:p/>
        </draw:connector>
        <draw:connector draw:style-name="gr14" draw:text-style-name="P1" draw:layer="controls" svg:x1="39.751cm" svg:y1="2.7cm" svg:x2="10.035cm" svg:y2="9.084cm" draw:start-shape="id34" draw:start-glue-point="1" draw:end-shape="id10" draw:end-glue-point="0" svg:d="M39751 2700h501v3417h-30217v2967" svg:viewBox="0 0 30218 6385">
          <text:p/>
        </draw:connector>
        <draw:connector draw:style-name="gr14" draw:text-style-name="P1" draw:layer="controls" draw:line-skew="0cm -2.282cm" svg:x1="40.551cm" svg:y1="15.411cm" svg:x2="10.035cm" svg:y2="9.084cm" draw:start-shape="id16" draw:start-glue-point="1" draw:end-shape="id10" draw:end-glue-point="0" svg:d="M40551 15411h501v-9261h-31017v2934" svg:viewBox="0 0 31018 9262">
          <text:p/>
        </draw:connector>
        <draw:connector draw:style-name="gr14" draw:text-style-name="P1" draw:layer="controls" draw:line-skew="0.199cm -2.382cm" svg:x1="40.3cm" svg:y1="25.325cm" svg:x2="10.035cm" svg:y2="9.084cm" draw:start-shape="id8" draw:start-glue-point="1" draw:end-shape="id10" draw:end-glue-point="0" svg:d="M40300 25325h700v-19275h-30965v3034" svg:viewBox="0 0 30966 19276">
          <text:p/>
        </draw:connector>
        <draw:custom-shape draw:style-name="gr26" draw:text-style-name="P1" xml:id="id35" draw:id="id35" draw:layer="layout" svg:width="7.7cm" svg:height="1.435cm" svg:x="11.6cm" svg:y="1.165cm">
          <text:p text:style-name="P1">nVueltas=0</text:p>
          <text:p text:style-name="P1">const totalHoras=35</text:p>
          <text:p text:style-name="P1">Int horasSinAsignar=totalHoras</text:p>
          <text:p text:style-name="P1">Int horasAsignadasVuelta=0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controls" svg:x1="15.45cm" svg:y1="2.6cm" svg:x2="10.05cm" svg:y2="3.6cm" draw:start-shape="id35" draw:start-glue-point="2" draw:end-shape="id24" draw:end-glue-point="4" svg:d="M15450 2600v3202h-9651v-2703h4251v501" svg:viewBox="0 0 9652 3203">
          <text:p/>
        </draw:connector>
        <draw:custom-shape draw:style-name="gr7" draw:text-style-name="P1" xml:id="id36" draw:id="id36" draw:layer="layout" svg:width="2.951cm" svg:height="1.15cm" svg:x="30.549cm" svg:y="26.95cm">
          <text:p text:style-name="P1">Conduc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line" svg:x1="27.5cm" svg:y1="27.711cm" svg:x2="30.549cm" svg:y2="27.525cm" draw:start-shape="id14" draw:start-glue-point="1" draw:end-shape="id36" draw:end-glue-point="3" svg:d="M27500 27711l3049-186" svg:viewBox="0 0 3050 187">
          <text:p/>
        </draw:connector>
        <draw:custom-shape draw:style-name="gr27" draw:text-style-name="P1" xml:id="id19" draw:id="id19" draw:layer="layout" svg:width="2.4cm" svg:height="0.975cm" svg:x="0.7cm" svg:y="10.825cm">
          <text:p text:style-name="P1">nVueltas++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svg:x1="1.9cm" svg:y1="10.825cm" svg:x2="2.3cm" svg:y2="1.966cm" draw:start-shape="id19" draw:start-glue-point="0" draw:end-shape="id31" draw:end-glue-point="3" svg:d="M1900 10825v-4063h-624v-4796h1024" svg:viewBox="0 0 1025 8860">
          <text:p/>
        </draw:connector>
      </draw:page>
      <draw:page draw:name="page3" draw:style-name="dp1" draw:master-page-name="Predeterminado">
        <draw:custom-shape draw:style-name="gr13" draw:text-style-name="P1" draw:layer="layout" svg:width="7.7cm" svg:height="2.299cm" svg:x="1cm" svg:y="2.101cm">
          <text:p text:style-name="P1">Conduce</text:p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0.5cm" svg:height="3.635cm" svg:x="5.4cm" svg:y="5.4cm">
          <text:p text:style-name="P1">Int horasSinAsignar--</text:p>
          <text:p text:style-name="P1">Int horasAsignadasVuelta++</text:p>
          <text:p text:style-name="P1">Usuario[id][Dia].usacoche = true</text:p>
          <text:p text:style-name="P1">Dia++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5cm" svg:height="1.7cm" svg:x="7.1cm" svg:y="11.2cm">
          <text:p text:style-name="P1">¿Dia&gt;5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draw:layer="layout" svg:width="2.7cm" svg:height="1cm" svg:x="9.6cm" svg:y="13.6cm">
          <text:p text:style-name="P1">S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2.7cm" svg:height="1cm" svg:x="9.8cm" svg:y="15.1cm">
          <text:p text:style-name="P1">Hora+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2.7cm" svg:height="1cm" svg:x="18cm" svg:y="11.6cm">
          <text:p text:style-name="P1">Dia +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2.7cm" svg:height="1cm" svg:x="15cm" svg:y="11.6cm">
          <text:p text:style-name="P1">N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5cm" svg:height="1.7cm" svg:x="7cm" svg:y="17.2cm">
          <text:p text:style-name="P1">¿Hora&gt;7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draw:layer="layout" svg:width="2.7cm" svg:height="1cm" svg:x="9.5cm" svg:y="19.6cm">
          <text:p text:style-name="P1">S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2.7cm" svg:height="1cm" svg:x="9.7cm" svg:y="21.1cm">
          <text:p text:style-name="P1">Dia=1 y Hora =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2.7cm" svg:height="1cm" svg:x="17.9cm" svg:y="17.6cm">
          <text:p text:style-name="P1">Dia =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2.7cm" svg:height="1cm" svg:x="14.9cm" svg:y="17.6cm">
          <text:p text:style-name="P1">No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19:42:56.685275833</meta:creation-date>
    <dc:date>2019-03-08T13:43:28.555747397</dc:date>
    <meta:editing-duration>PT2H3M21S</meta:editing-duration>
    <meta:editing-cycles>12</meta:editing-cycles>
    <meta:generator>LibreOffice/4.2.8.2$Linux_x86 LibreOffice_project/420m0$Build-2</meta:generator>
    <meta:document-statistic meta:object-count="93"/>
  </office:meta>
</office:document-meta>
</file>